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bert Einstein nasceu em Ulm, na Alemanha, em 14 de março de 1879, mas logo sua família se mudou para Munique.</text:p>
      <text:p text:style-name="Standard"><text:s text:c="2"/>Apesar se sua carreira com um sucesso indiscutível, ele começou a falar só dos 3 aos 4 anos, sendo alfabetizado totalmente apenas aos 7, encontrando também bastante dificuldade na leitura. </text:p>
      <text:p text:style-name="Standard"><text:s text:c="2"/>Seu temperamento também chamava muita atenção. Ele herdou o "amor pelos números" de seu pai, Hermann Einstein, e sua personalidade sonhadora de sua mãe, Pauline Einstein.</text:p>
      <text:p text:style-name="Standard"><text:s text:c="2"/>Por conta dessa dificuldade com textos, Albert tentou (mesmo sem ter terminado os estudos) entrar na faculdade, onde reprovou no teste na Escola Politécnica de Zurique, na Suíça. Depois disso, ele terminou o segundo grau em Aarau e, depois de terminar os estudos, foi aprovado na faculdade.</text:p>
      <text:p text:style-name="Standard">Em 1900 Einstein se formou, porém encontrou muitas dificuldades para achar um emprego na área. Com isso, começou trabalhar como funcionário público na Alemanha.</text:p>
      <text:p text:style-name="Standard">Em 1903 se casou com Mileva Maric, que o acompanhava na biblioteca da faculdade. </text:p>
      <text:p text:style-name="Standard"><text:s text:c="2"/>Nessa época, Einstein fundou com dois amigos um grupo que chamavam de Academia Olímpia, que se reunia em seu apartamento para discutir sobre ciência, filosofia e política.</text:p>
      <text:p text:style-name="Standard">Em 1905, ele publicou uma série de artigos que mudou tudo o que se conhecia sobre o universo. </text:p>
      <text:p text:style-name="Standard"><text:s text:c="2"/>Um dos artigos foi o "Sobre o Movimento de Partículas Suspensas em Fluídos em Repouso Como Postulado Pela Teoria Molecular do Calor", onde abordou o que chamou de Movimento Browniano.</text:p>
      <text:p text:style-name="Standard">Em 1908, depois de ser reconhecido pelos seus artigos, ele conseguiu sua vaga de professor assistente na Universidade de Berna. No ano seguinte, foi contratado como professor de física teórica.</text:p>
      <text:p text:style-name="Standard"><text:s text:c="2"/>Já em 1913, foi convidado para integrar a Academia de Ciências da Prússia, em Berlim. Apesar das discussões com Mileva, em 1914 Albert a convenceu e foram juntos para lá.</text:p>
      <text:p text:style-name="Standard">Em 1915, Einstein apresentou a Teoria da Relatividade Geral. Depois dessa teoria, ele foi apontado como presidente da Sociedade Alemã de Física. Nesse mesmo ano, aconteceu o divórcio com sua agora ex-esposa. </text:p>
      <text:p text:style-name="Standard"><text:s text:c="2"/>Em 1921 ele ganhou o Nobel de Física por seus trabalhos na Física Teórica e, principalmente, pela descoberta da lei do Efeito Fotoelétrico.</text:p>
      <text:p text:style-name="Standard">Einstein sempre defendeu a causa Sianista, que defendia a criação de um estado judaico. Ele defendia também a ideia pacifista, sempre passando mensagens de paz. Por conta disso, foi apontado como membro da Cooperação Intelectual da Liga das Nações.</text:p>
      <text:p text:style-name="Standard"><text:s text:c="2"/>Em 1933, com a chegada de Hitler ao poder, Albert viu que não poderia voltar para casa. Nessa época ele estava no topo da lista de morte nazista.</text:p>
      <text:p text:style-name="Standard"><text:s text:c="2"/>Quando voltou para a Europa, foi juntamente com Elsa morar na Bélgica e, assim que ficou sabendo do que havia acontecido em sua casa, foi até o Consulado Alemão e renunciou novamente sua cidadania.</text:p>
      <text:p text:style-name="Standard"><text:s text:c="2"/>Pensando na sua perseguição, Einstein convenceu o governo da Turquia a abrigar cientistas judeus.</text:p>
      <text:p text:style-name="Standard"><text:s text:c="2"/>Depois disso, foi para Londres e passou algumas semanas por ali.</text:p>
      <text:p text:style-name="Standard">Em 1935 decidiu se tornar cidadão americano, onde podia trabalhar como queria e ainda podia andar de barco e tocar violino no seu tempo livre.</text:p>
      <text:p text:style-name="Standard"><text:s text:c="2"/>Logo depois que chegaram aos Estados Unidos, Elsa foi diagnosticada com problemas no coração e nos rins. Albert não soube lidar com isso e mergulhou mais ainda no trabalho, até que sua esposa morreu em 1936.</text:p>
      <text:p text:style-name="Standard"><text:s text:c="2"/>Outra coisa que ocupava sua cabeça era que a invenção da bomba atômica era uma possibilidade real. Como era pacifista, isso nunca tinha passado por sua cabeça, mas escreveu uma carta para o governo americano dizendo para começar um programa atômico competitivo nos EUA, tendo em vista que uma arma desse porte nas mãos dos nazistas era muito perigoso. Depois disso surgiu o Projeto Manhatan, que tinha por objetivo construir bombas atômicas. Duas dessas bombas foram jogadas sobre o Japão, em Hiroshima e Nagasaki.</text:p>
      <text:p text:style-name="Standard">Em 1952 ele foi convidado para ser presidente do Estado de Israel. Einstein respondeu que, mesmo triste em recusar, não poderia aceitar isso.</text:p>
      <text:p text:style-name="Standard"><text:s text:c="2"/>Essa proposta aconteceu quando ele tinha 73 anos e só queria descansar e mexer com suas pesquisas e equações.</text:p>
      <text:p text:style-name="Standard"><text:soft-page-break/><text:s text:c="2"/>Com 76 anos ele foi levado para o hospital com uma hemorragia interna causada por um aneurisma na artéria aorta abdominal. Ele disse que não queria ser operado, afirmando que era de mau gosto querer prolongar a vida artificialmente.</text:p>
      <text:p text:style-name="Standard"><text:s text:c="2"/>No meio da madrugada ele acordou e resmungou uma frase em alemão e, por isso, sua respiração alterou e duas enfermeiras tentaram arrumar a parte de cima da cama. Enquanto isso, Einstein suspirou duas vezes profundamente e não se moveu mais, colocando um ponto final na sua história.</text:p>
      <text:p text:style-name="Standard"><text:s text:c="2"/>Foi assim que no dia 18 de abril de 1955 o mundo perdeu um dos seus maiores gênios.</text:p>
      <text:p text:style-name="Standard">No seu testamento, deixou seus manuscritos para a universidade hebraica de Jerusalém e seu violino para seu primeiro neto. Ainda fez um último ato político, assinando um manifesto sobre os perigos das armas nucleares na Corrida Armamentista entre americanos e soviéticos, que foi publicado depois de sua morte.</text:p>
      <text:p text:style-name="Standard">Na noite anterior à sua morte, ele começou a escrever um discurso que faria no 7º aniversário do Estado de Israel, onde anotou a frase "Hoje eu falo com vocês não como cidadão americano ou como judeu, mas como um ser humano."</text:p>
      <text:p text:style-name="Standard"><text:s text:c="2"/>Em 2015, as ondas gravitacionais foram detectadas pela primeira vez, comprovando a Teoria da Relatividade Geral.</text:p>
      <text:p text:style-name="Standard"><text:s text:c="2"/>Albert Einstein deixou seu legado da incansável e insaciável busca pelo conhecimento, a qual os cientistas continuam incansavelme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08:51:20.569514006</meta:creation-date>
    <dc:date>2023-10-08T08:57:47.198557805</dc:date>
    <meta:editing-duration>PT6M28S</meta:editing-duration>
    <meta:editing-cycles>1</meta:editing-cycles>
    <meta:document-statistic meta:table-count="0" meta:image-count="0" meta:object-count="0" meta:page-count="2" meta:paragraph-count="30" meta:word-count="894" meta:character-count="5438" meta:non-whitespace-character-count="4532"/>
    <meta:generator>LibreOffice/7.3.7.2$Linux_X86_64 LibreOffice_project/30$Build-2</meta:generator>
  </office:meta>
</office:document-meta>
</file>